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 calcext:value-type="string">
            <text:p>Traces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4" calcext:value-type="percentage">
            <text:p>40,00%</text:p>
          </table:table-cell>
          <table:table-cell table:style-name="ce1" office:value-type="percentage" office:value="0.6" calcext:value-type="percentage">
            <text:p>60,00%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0.binetflow</text:p>
          </table:table-cell>
          <table:table-cell office:value-type="float" office:value="577214" calcext:value-type="float">
            <text:p>577.214,00</text:p>
          </table:table-cell>
          <table:table-cell table:formula="of:=[.B2]*2" office:value-type="float" office:value="1154428" calcext:value-type="float">
            <text:p>1.154.428,00</text:p>
          </table:table-cell>
          <table:table-cell table:formula="of:=([.C2]/4)*6" office:value-type="float" office:value="1731642" calcext:value-type="float">
            <text:p>1.731.642,00</text:p>
          </table:table-cell>
          <table:table-cell table:formula="of:=([.C2]/4)*10" office:value-type="float" office:value="2886070" calcext:value-type="float">
            <text:p>2.886.07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1.binetflow</text:p>
          </table:table-cell>
          <table:table-cell office:value-type="float" office:value="367905" calcext:value-type="float">
            <text:p>367.905,00</text:p>
          </table:table-cell>
          <table:table-cell table:formula="of:=[.B3]*2" office:value-type="float" office:value="735810" calcext:value-type="float">
            <text:p>735.810,00</text:p>
          </table:table-cell>
          <table:table-cell table:formula="of:=([.C3]/4)*6" office:value-type="float" office:value="1103715" calcext:value-type="float">
            <text:p>1.103.715,00</text:p>
          </table:table-cell>
          <table:table-cell table:formula="of:=([.C3]/4)*10" office:value-type="float" office:value="1839525" calcext:value-type="float">
            <text:p>1.839.52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2.binetflow</text:p>
          </table:table-cell>
          <table:table-cell office:value-type="float" office:value="950173" calcext:value-type="float">
            <text:p>950.173,00</text:p>
          </table:table-cell>
          <table:table-cell table:formula="of:=[.B4]*2" office:value-type="float" office:value="1900346" calcext:value-type="float">
            <text:p>1.900.346,00</text:p>
          </table:table-cell>
          <table:table-cell table:formula="of:=([.C4]/4)*6" office:value-type="float" office:value="2850519" calcext:value-type="float">
            <text:p>2.850.519,00</text:p>
          </table:table-cell>
          <table:table-cell table:formula="of:=([.C4]/4)*10" office:value-type="float" office:value="4750865" calcext:value-type="float">
            <text:p>4.750.8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2.binetflow</text:p>
          </table:table-cell>
          <table:table-cell office:value-type="float" office:value="26235" calcext:value-type="float">
            <text:p>26.235,00</text:p>
          </table:table-cell>
          <table:table-cell table:formula="of:=[.B5]*2" office:value-type="float" office:value="52470" calcext:value-type="float">
            <text:p>52.470,00</text:p>
          </table:table-cell>
          <table:table-cell table:formula="of:=([.C5]/4)*6" office:value-type="float" office:value="78705" calcext:value-type="float">
            <text:p>78.705,00</text:p>
          </table:table-cell>
          <table:table-cell table:formula="of:=([.C5]/4)*10" office:value-type="float" office:value="131175" calcext:value-type="float">
            <text:p>131.17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3.binetflow</text:p>
          </table:table-cell>
          <table:table-cell office:value-type="float" office:value="397029" calcext:value-type="float">
            <text:p>397.029,00</text:p>
          </table:table-cell>
          <table:table-cell table:formula="of:=[.B6]*2" office:value-type="float" office:value="794058" calcext:value-type="float">
            <text:p>794.058,00</text:p>
          </table:table-cell>
          <table:table-cell table:formula="of:=([.C6]/4)*6" office:value-type="float" office:value="1191087" calcext:value-type="float">
            <text:p>1.191.087,00</text:p>
          </table:table-cell>
          <table:table-cell table:formula="of:=([.C6]/4)*10" office:value-type="float" office:value="1985145" calcext:value-type="float">
            <text:p>1.985.14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.binetflow</text:p>
          </table:table-cell>
          <table:table-cell office:value-type="float" office:value="224988" calcext:value-type="float">
            <text:p>224.988,00</text:p>
          </table:table-cell>
          <table:table-cell table:formula="of:=[.B7]*2" office:value-type="float" office:value="449976" calcext:value-type="float">
            <text:p>449.976,00</text:p>
          </table:table-cell>
          <table:table-cell table:formula="of:=([.C7]/4)*6" office:value-type="float" office:value="674964" calcext:value-type="float">
            <text:p>674.964,00</text:p>
          </table:table-cell>
          <table:table-cell table:formula="of:=([.C7]/4)*10" office:value-type="float" office:value="1124940" calcext:value-type="float">
            <text:p>1.124.94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2.binetflow</text:p>
          </table:table-cell>
          <table:table-cell office:value-type="float" office:value="22833" calcext:value-type="float">
            <text:p>22.833,00</text:p>
          </table:table-cell>
          <table:table-cell table:formula="of:=[.B8]*2" office:value-type="float" office:value="45666" calcext:value-type="float">
            <text:p>45.666,00</text:p>
          </table:table-cell>
          <table:table-cell table:formula="of:=([.C8]/4)*6" office:value-type="float" office:value="68499" calcext:value-type="float">
            <text:p>68.499,00</text:p>
          </table:table-cell>
          <table:table-cell table:formula="of:=([.C8]/4)*10" office:value-type="float" office:value="114165" calcext:value-type="float">
            <text:p>114.1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3.binetflow</text:p>
          </table:table-cell>
          <table:table-cell office:value-type="float" office:value="592683" calcext:value-type="float">
            <text:p>592.683,00</text:p>
          </table:table-cell>
          <table:table-cell table:formula="of:=[.B9]*2" office:value-type="float" office:value="1185366" calcext:value-type="float">
            <text:p>1.185.366,00</text:p>
          </table:table-cell>
          <table:table-cell table:formula="of:=([.C9]/4)*6" office:value-type="float" office:value="1778049" calcext:value-type="float">
            <text:p>1.778.049,00</text:p>
          </table:table-cell>
          <table:table-cell table:formula="of:=([.C9]/4)*10" office:value-type="float" office:value="2963415" calcext:value-type="float">
            <text:p>2.963.4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.binetflow</text:p>
          </table:table-cell>
          <table:table-cell office:value-type="float" office:value="113172" calcext:value-type="float">
            <text:p>113.172,00</text:p>
          </table:table-cell>
          <table:table-cell table:formula="of:=[.B10]*2" office:value-type="float" office:value="226344" calcext:value-type="float">
            <text:p>226.344,00</text:p>
          </table:table-cell>
          <table:table-cell table:formula="of:=([.C10]/4)*6" office:value-type="float" office:value="339516" calcext:value-type="float">
            <text:p>339.516,00</text:p>
          </table:table-cell>
          <table:table-cell table:formula="of:=([.C10]/4)*10" office:value-type="float" office:value="565860" calcext:value-type="float">
            <text:p>565.86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7.binetflow</text:p>
          </table:table-cell>
          <table:table-cell office:value-type="float" office:value="472996" calcext:value-type="float">
            <text:p>472.996,00</text:p>
          </table:table-cell>
          <table:table-cell table:formula="of:=[.B11]*2" office:value-type="float" office:value="945992" calcext:value-type="float">
            <text:p>945.992,00</text:p>
          </table:table-cell>
          <table:table-cell table:formula="of:=([.C11]/4)*6" office:value-type="float" office:value="1418988" calcext:value-type="float">
            <text:p>1.418.988,00</text:p>
          </table:table-cell>
          <table:table-cell table:formula="of:=([.C11]/4)*10" office:value-type="float" office:value="2364980" calcext:value-type="float">
            <text:p>2.364.98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-2.binetflow</text:p>
          </table:table-cell>
          <table:table-cell office:value-type="float" office:value="23898" calcext:value-type="float">
            <text:p>23.898,00</text:p>
          </table:table-cell>
          <table:table-cell table:formula="of:=[.B12]*2" office:value-type="float" office:value="47796" calcext:value-type="float">
            <text:p>47.796,00</text:p>
          </table:table-cell>
          <table:table-cell table:formula="of:=([.C12]/4)*6" office:value-type="float" office:value="71694" calcext:value-type="float">
            <text:p>71.694,00</text:p>
          </table:table-cell>
          <table:table-cell table:formula="of:=([.C12]/4)*10" office:value-type="float" office:value="119490" calcext:value-type="float">
            <text:p>119.49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.binetflow</text:p>
          </table:table-cell>
          <table:table-cell office:value-type="float" office:value="293863" calcext:value-type="float">
            <text:p>293.863,00</text:p>
          </table:table-cell>
          <table:table-cell table:formula="of:=[.B13]*2" office:value-type="float" office:value="587726" calcext:value-type="float">
            <text:p>587.726,00</text:p>
          </table:table-cell>
          <table:table-cell table:formula="of:=([.C13]/4)*6" office:value-type="float" office:value="881589" calcext:value-type="float">
            <text:p>881.589,00</text:p>
          </table:table-cell>
          <table:table-cell table:formula="of:=([.C13]/4)*10" office:value-type="float" office:value="1469315" calcext:value-type="float">
            <text:p>1.469.3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9.binetflow</text:p>
          </table:table-cell>
          <table:table-cell office:value-type="float" office:value="65744" calcext:value-type="float">
            <text:p>65.744,00</text:p>
          </table:table-cell>
          <table:table-cell table:formula="of:=[.B14]*2" office:value-type="float" office:value="131488" calcext:value-type="float">
            <text:p>131.488,00</text:p>
          </table:table-cell>
          <table:table-cell table:formula="of:=([.C14]/4)*6" office:value-type="float" office:value="197232" calcext:value-type="float">
            <text:p>197.232,00</text:p>
          </table:table-cell>
          <table:table-cell table:formula="of:=([.C14]/4)*10" office:value-type="float" office:value="328720" calcext:value-type="float">
            <text:p>328.720,00</text:p>
          </table:table-cell>
          <table:table-cell/>
        </table:table-row>
        <table:table-row table:style-name="ro1">
          <table:table-cell/>
          <table:table-cell table:formula="of:=SUM([.B1:.B14])" office:value-type="float" office:value="4128733.2" calcext:value-type="float">
            <text:p>4.128.733,20</text:p>
          </table:table-cell>
          <table:table-cell table:formula="of:=SUM([.C1:.C14])" office:value-type="float" office:value="8257466.4" calcext:value-type="float">
            <text:p>8.257.466,40</text:p>
          </table:table-cell>
          <table:table-cell table:formula="of:=SUM([.D1:.D14])" office:value-type="float" office:value="12386199.6" calcext:value-type="float">
            <text:p>12.386.199,60</text:p>
          </table:table-cell>
          <table:table-cell table:formula="of:=SUM([.E1:.E14])" office:value-type="float" office:value="20643666" calcext:value-type="float">
            <text:p>20.643.666,00</text:p>
          </table:table-cell>
          <table:table-cell/>
        </table:table-row>
        <table:table-row table:style-name="ro1">
          <table:table-cell/>
          <table:table-cell table:style-name="ce3" table:number-columns-repeated="3"/>
          <table:table-cell office:value-type="float" office:value="19976701" calcext:value-type="float">
            <text:p>19.976.701,00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10:23:51.791581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8-06-27T10:24:10.360231161</dc:date>
    <meta:editing-duration>PT51M14S</meta:editing-duration>
    <meta:editing-cycles>3</meta:editing-cycles>
    <meta:generator>LibreOffice/4.2.8.2$Linux_X86_64 LibreOffice_project/420m0$Build-2</meta:generator>
    <meta:document-statistic meta:table-count="1" meta:cell-count="75" meta:object-count="0"/>
  </office:meta>
</office:document-meta>
</file>